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s" fo:country="ES"/>
    </style:style>
    <style:style style:name="P2" style:family="paragraph" style:parent-style-name="Text_20_body">
      <style:text-properties fo:language="es" fo:country="ES" officeooo:rsid="00007fae" officeooo:paragraph-rsid="00037e1d"/>
    </style:style>
    <style:style style:name="P3" style:family="paragraph" style:parent-style-name="Text_20_body">
      <style:text-properties fo:language="es" fo:country="ES" officeooo:rsid="00041544" officeooo:paragraph-rsid="00041544"/>
    </style:style>
    <style:style style:name="P4" style:family="paragraph" style:parent-style-name="Text_20_body">
      <style:text-properties fo:language="es" fo:country="ES" officeooo:rsid="000184e4" officeooo:paragraph-rsid="00037e1d"/>
    </style:style>
    <style:style style:name="P5" style:family="paragraph" style:parent-style-name="Text_20_body" style:list-style-name="L1">
      <style:text-properties fo:language="es" fo:country="ES" officeooo:rsid="00041544" officeooo:paragraph-rsid="00041544"/>
    </style:style>
    <style:style style:name="P6" style:family="paragraph" style:parent-style-name="Text_20_body">
      <style:text-properties fo:language="es" fo:country="ES" officeooo:rsid="00041544" officeooo:paragraph-rsid="00041544"/>
    </style:style>
    <style:style style:name="P7" style:family="paragraph" style:parent-style-name="Text_20_body">
      <style:text-properties fo:language="es" fo:country="ES" officeooo:rsid="0009d924" officeooo:paragraph-rsid="0009d924"/>
    </style:style>
    <style:style style:name="P8" style:family="paragraph" style:parent-style-name="Text_20_body">
      <style:text-properties fo:language="es" fo:country="ES" officeooo:rsid="00007fae" officeooo:paragraph-rsid="00007fae"/>
    </style:style>
    <style:style style:name="P9" style:family="paragraph" style:parent-style-name="Text_20_body">
      <style:text-properties fo:language="es" fo:country="ES" officeooo:rsid="000b3d40" officeooo:paragraph-rsid="000b3d40"/>
    </style:style>
    <style:style style:name="P10" style:family="paragraph" style:parent-style-name="Text_20_body">
      <style:text-properties officeooo:rsid="0008011f" officeooo:paragraph-rsid="0008011f"/>
    </style:style>
    <style:style style:name="P11" style:family="paragraph" style:parent-style-name="Text_20_body">
      <style:text-properties officeooo:rsid="0008f731" officeooo:paragraph-rsid="0008f731"/>
    </style:style>
    <style:style style:name="P12" style:family="paragraph" style:parent-style-name="Text_20_body">
      <style:text-properties officeooo:rsid="00091644" officeooo:paragraph-rsid="00091644"/>
    </style:style>
    <style:style style:name="P13" style:family="paragraph" style:parent-style-name="Text_20_body">
      <style:text-properties officeooo:rsid="000cb7e3" officeooo:paragraph-rsid="000e5807"/>
    </style:style>
    <style:style style:name="P14" style:family="paragraph" style:parent-style-name="Text_20_body">
      <style:text-properties officeooo:rsid="0010a711" officeooo:paragraph-rsid="001243f5"/>
    </style:style>
    <style:style style:name="P15" style:family="paragraph" style:parent-style-name="Text_20_body">
      <style:text-properties officeooo:rsid="001243f5" officeooo:paragraph-rsid="001243f5"/>
    </style:style>
    <style:style style:name="P16" style:family="paragraph" style:parent-style-name="Text_20_body">
      <style:text-properties officeooo:rsid="001244f4" officeooo:paragraph-rsid="001244f4"/>
    </style:style>
    <style:style style:name="P17" style:family="paragraph" style:parent-style-name="Heading_20_1">
      <style:text-properties fo:language="es" fo:country="ES" officeooo:rsid="00007fae" officeooo:paragraph-rsid="00007fae"/>
    </style:style>
    <style:style style:name="P18" style:family="paragraph" style:parent-style-name="Heading_20_1">
      <style:text-properties officeooo:rsid="000607fa" officeooo:paragraph-rsid="000607fa"/>
    </style:style>
    <style:style style:name="P19" style:family="paragraph" style:parent-style-name="Heading_20_1">
      <style:text-properties officeooo:rsid="00091644" officeooo:paragraph-rsid="00091644"/>
    </style:style>
    <style:style style:name="P20" style:family="paragraph" style:parent-style-name="Heading_20_1">
      <style:text-properties officeooo:rsid="0009dbcb" officeooo:paragraph-rsid="0009dbcb"/>
    </style:style>
    <style:style style:name="T1" style:family="text">
      <style:text-properties officeooo:rsid="000184e4"/>
    </style:style>
    <style:style style:name="T2" style:family="text">
      <style:text-properties officeooo:rsid="0008011f"/>
    </style:style>
    <style:style style:name="T3" style:family="text">
      <style:text-properties officeooo:rsid="00083c2e"/>
    </style:style>
    <style:style style:name="T4" style:family="text">
      <style:text-properties officeooo:rsid="0008f731"/>
    </style:style>
    <style:style style:name="T5" style:family="text">
      <style:text-properties officeooo:rsid="00091644"/>
    </style:style>
    <style:style style:name="T6" style:family="text">
      <style:text-properties officeooo:rsid="000d53fa"/>
    </style:style>
    <style:style style:name="T7" style:family="text">
      <style:text-properties officeooo:rsid="000f9944"/>
    </style:style>
    <style:style style:name="T8" style:family="text">
      <style:text-properties officeooo:rsid="0010bfa0"/>
    </style:style>
    <style:style style:name="T9" style:family="text">
      <style:text-properties officeooo:rsid="001243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1. Desenvolupament d'una web</text:p>
      <text:h text:style-name="P17" text:outline-level="1">Introducción</text:h>
      <text:p text:style-name="P8">Se ha desarrollado la web como un punto de información turística de la isla de Mallorca, con poblaciones de la isla y descripciones de los lugares interesantes a visitar en cada punto. <text:span text:style-name="T1">La web se ha hecho pensando en el mobile-first.</text:span></text:p>
      <text:p text:style-name="P9">Se ha empezado el desarrollo desde el resultado obtenido de el Módulo 2. Se ha añadido una carpeta para las imágenes,</text:p>
      <text:p text:style-name="P2">Para cumplir con el requisito de que tenía que tener cierto nivel de interacción javascript, se ha creado un menú responsive en todas las páginas para poder acceder al resto de manera fácil y rápida. </text:p>
      <text:p text:style-name="P4">Para el objetivo de la dependencia externa instalada a través de npm se ha elegido el componente slick-carousel <text:span text:style-name="T2">(https://kenwheeler.github.io/slick/)</text:span>, ya que sería útil en la página de portada y de los detalles para mostrar múltiples imágenes en un mismo componente. Otra opción hubiese sido instalar algún componente para integrar videos de youtube de otra manera que no fuese mediante un iframe.</text:p>
      <text:p text:style-name="P3">En el tema de accesibilidad el esquema de colores de la página se ha elegido un esquema neutro de escala de grises, nada llamativo, pero agradable a la vista. También se ha aumentado el tamaño de la fuente a 20px <text:span text:style-name="T5">y añadido un 50% al espacio entre lineas </text:span>para hacerlo más visible a las personas mayores sin pasarse de <text:span text:style-name="T5">tamaño</text:span>.</text:p>
      <text:p text:style-name="P7">Todas las páginas se han pasado por el validador de html de W3.</text:p>
      <text:p text:style-name="P3">El resto de la documentación irá explicando las decisiones de desarrollo por páginas.</text:p>
      <text:p text:style-name="P3">Para acabar adjunto el enlace al repositorio y a la página de Netifly:</text:p>
      <text:list xml:id="list2154057163" text:style-name="L1">
        <text:list-item>
          <text:p text:style-name="P5"><text:a xlink:type="simple" xlink:href="https://github.com/kuraudo/hhyc" text:style-name="Internet_20_link" text:visited-style-name="Visited_20_Internet_20_Link">https://github.com/kuraudo/hhyc</text:a></text:p>
        </text:list-item>
        <text:list-item>
          <text:p text:style-name="P5"><text:a xlink:type="simple" xlink:href="https://master--competent-murdock-b2725d.netlify.app/" text:style-name="Internet_20_link" text:visited-style-name="Visited_20_Internet_20_Link">https://master--competent-murdock-b2725d.netlify.app/</text:a></text:p>
        </text:list-item>
      </text:list>
      <text:h text:style-name="P18" text:outline-level="1">index.html <text:span text:style-name="T2">y elementos comunes</text:span></text:h>
      <text:p text:style-name="P10">En esta página se ha puesto una breve descripción de la página y un par de imágenes en un carrusel. <text:span text:style-name="T4">La idea inicial no ha variado mucho, se quería poner la breve descripción y un conjunto de imágenes. La decisión del carrusel se ha debido al requerimiento de tener una dependencia npm, ya que el slick permite instalarlo en local desde el gestor de paquetes y no tener que llamarlo por enlace web dentro de la página.</text:span></text:p>
      <text:p text:style-name="P10">Se ha implementado una menú de navegación con enlaces al resto de páginas con elementos de javascript en versión móvil para ocultarlo. <text:span text:style-name="T3">El javascript se ha escrito en menu.js y se exporta a todas las páginas.</text:span></text:p>
      <text:p text:style-name="P10"><text:soft-page-break/>Hay un header <text:span text:style-name="T3">con imagen</text:span> y footer en todas las páginas. Como en el resto de imágenes se ha intentado usarlas sin modificar en otro programa, utilizando <text:span text:style-name="T3">object-fit: cover y el object-position y añadiendo texto alineado.</text:span></text:p>
      <text:p text:style-name="P11">Para el carrusel se ha hecho responsive siendo cuadrado en móvil y conservando el ratio de aspecto en escritorio. En móvil se puede usar el control táctil para arrastrar la imagen y cambiar de “diapositiva”</text:p>
      <text:h text:style-name="P19" text:outline-level="1">enlaces.html</text:h>
      <text:p text:style-name="P12">En esta página no hay mucho que comentar, ya que es un listado de enlaces a los recursos utilizados.</text:p>
      <text:h text:style-name="P20" text:outline-level="1"><text:span text:style-name="T7">p</text:span>resentacion.html</text:h>
      <text:p text:style-name="P13">Para explicar el contenido de la web se ha detallado el objetivo y se ha añadido un vídeo de youtube del gobierno de Mallorca junto a unos párrafos de la página de Civitatis. </text:p>
      <text:p text:style-name="P13">La idea original era poner un vídeo de youtube,ya sea con un iframe o con algún complemento descargado con npm <text:span text:style-name="T6">como youtube-player. Al conseguir que sea responsive al pasar de móvil a escritorio, se descartó pasarlo al componente javascript. </text:span></text:p>
      <text:p text:style-name="P13"><text:span text:style-name="T6">Aunque se han encontrado problemas para redimensionar el vídeo en escritorio sin perder el ratio de aspecto. Una solución es utilizar css con el transform: scale aunque también redimensiona los controles del vídeo y lo hace más difícil de ver.</text:span></text:p>
      <text:h text:style-name="Heading_20_1" text:outline-level="1">categoria.html</text:h>
      <text:p text:style-name="P14">La idea original era mostrar un listado con las localizaciones de la isla a visitar, pero se optó por utilizar un grid con imágenes y texto. <text:span text:style-name="T9">Los elementos del grid son enlaces en su totalidad.</text:span></text:p>
      <text:p text:style-name="P14">E<text:span text:style-name="T9">l</text:span> texto se ha realizado con código y css en vez de modificar la imagen para mostrarlo. La imagen se ha insertado usando el background de cada elemento ya que usando <text:span text:style-name="T8">background</text:span>-<text:span text:style-name="T8">size</text:span> <text:span text:style-name="T8">y background-position para que el centro de la imagen coincida con el centro del objeto. Cada imagen se asigna utilizando una clase aparte, para no introducir estilos en los .html y facilitar la lectura del código.</text:span></text:p>
      <text:p text:style-name="P15">El grid es de una columna y que los ítems que lo componen ocupen todo el ancho de la pantalla del móvil y de 3 columnas del mismo tamaño en escritorio.</text:p>
      <text:p text:style-name="P15">Se ha modificado el comportamiento de los links para los ítems ganen transparencia cuando se pasa el ratón por encima y no cambia de color al visitarlo.</text:p>
      <text:p text:style-name="P16">Por motivos de tiempo se ha enlazado a una pagina de detalle.</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1-11-10T13:12:58.005000000</dc:date>
    <meta:editing-duration>PT1H9M39S</meta:editing-duration>
    <meta:editing-cycles>11</meta:editing-cycles>
    <meta:document-statistic meta:table-count="0" meta:image-count="0" meta:object-count="0" meta:page-count="2" meta:paragraph-count="29" meta:word-count="762" meta:character-count="4450" meta:non-whitespace-character-count="3717"/>
  </office:meta>
</office:document-meta>
</file>